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E0000009FCD476A12.jpg" manifest:media-type="image/jpeg"/>
  <manifest:file-entry manifest:full-path="Pictures/1000000000000400000003DF75EDD439.jpg" manifest:media-type="image/jpeg"/>
  <manifest:file-entry manifest:full-path="Pictures/10000000000000E1000000E1741A9301.jpg" manifest:media-type="image/jpeg"/>
  <manifest:file-entry manifest:full-path="Pictures/100000000000050000000355DAF5534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482cm" svg:height="6.318cm" svg:x="8.663cm" svg:y="6.112cm">
          <draw:image xlink:href="Pictures/100000000000050000000355DAF55344.jpg" xlink:type="simple" xlink:show="embed" xlink:actuate="onLoad">
            <text:p/>
          </draw:image>
        </draw:frame>
        <draw:frame draw:style-name="gr1" draw:text-style-name="P1" draw:layer="layout" svg:width="5.952cm" svg:height="5.952cm" svg:x="1.017cm" svg:y="6.764cm">
          <draw:image xlink:href="Pictures/10000000000000E1000000E1741A9301.jpg" xlink:type="simple" xlink:show="embed" xlink:actuate="onLoad">
            <text:p/>
          </draw:image>
        </draw:frame>
        <draw:frame draw:style-name="gr1" draw:text-style-name="P1" draw:layer="layout" svg:width="8.843cm" svg:height="5.207cm" svg:x="9.487cm" svg:y="0.959cm">
          <draw:image xlink:href="Pictures/1000000000000400000003DF75EDD439.jpg" xlink:type="simple" xlink:show="embed" xlink:actuate="onLoad">
            <text:p/>
          </draw:image>
        </draw:frame>
        <draw:frame draw:style-name="gr1" draw:text-style-name="P1" draw:layer="layout" svg:width="9.143cm" svg:height="5.227cm" svg:x="1.008cm" svg:y="1.039cm">
          <draw:image xlink:href="Pictures/100000000000010E0000009FCD476A12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13.7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3T15:21:55.253370744</meta:creation-date>
    <dc:date>2016-03-13T15:25:16.642345841</dc:date>
    <meta:editing-duration>P0D</meta:editing-duration>
    <meta:editing-cycles>1</meta:editing-cycles>
    <meta:document-statistic meta:object-count="4"/>
    <meta:generator>LibreOffice/4.2.8.2$Linux_X86_64 LibreOffice_project/420m0$Build-2</meta:generator>
  </office:meta>
</office:document-meta>
</file>